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6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10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start="Arrow" draw:fill="none" draw:textarea-vertical-align="middle"/>
    </style:style>
    <style:style style:name="gr13" style:family="graphic" style:parent-style-name="objectwithoutfill">
      <style:graphic-properties draw:marker-end="Arrow" draw:fill="none" draw:textarea-vertical-align="middle"/>
    </style:style>
    <style:style style:name="gr14" style:family="graphic" style:parent-style-name="objectwithoutfill">
      <style:graphic-properties draw:marker-start="" draw:marker-end="" draw:fill="none" draw:textarea-vertical-align="middle"/>
    </style:style>
    <style:style style:name="gr15" style:family="graphic" style:parent-style-name="objectwithoutfill">
      <style:graphic-properties svg:stroke-color="#0000ff" draw:marker-start="Arrow" draw:marker-end="" draw:marker-end-width="0.3cm" draw:fill="none" draw:textarea-vertical-align="middle"/>
    </style:style>
    <style:style style:name="gr16" style:family="graphic" style:parent-style-name="objectwithoutfill">
      <style:graphic-properties svg:stroke-color="#0000ff" draw:fill="none" draw:textarea-vertical-align="middle"/>
    </style:style>
    <style:style style:name="gr17" style:family="graphic" style:parent-style-name="objectwithoutfill">
      <style:graphic-properties svg:stroke-color="#0000ff" draw:marker-start="Arrow" draw:fill="none" draw:textarea-vertical-align="middle"/>
    </style:style>
    <style:style style:name="gr18" style:family="graphic" style:parent-style-name="objectwithoutfill">
      <style:graphic-properties svg:stroke-color="#0000ff" draw:marker-end="Arrow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.6cm" svg:height="2cm" svg:x="7.699cm" svg:y="8.788cm">
          <text:p text:style-name="P1">0</text:p>
          <text:p text:style-name="P1">id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3.6cm" svg:height="2cm" svg:x="3.201cm" svg:y="13.188cm">
          <text:p text:style-name="P1">2</text:p>
          <text:p text:style-name="P1">kthread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3.6cm" svg:height="2cm" svg:x="13.099cm" svg:y="13.088cm">
          <text:p text:style-name="P1">1</text:p>
          <text:p text:style-name="P1">in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6cm" svg:height="1cm" svg:x="14.899cm" svg:y="2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2.501cm" svg:height="0.988cm" svg:x="11.299cm" svg:y="2.7cm">
          <draw:text-box>
            <text:p>进程</text:p>
          </draw:text-box>
        </draw:frame>
        <draw:line draw:style-name="gr4" draw:text-style-name="P1" draw:layer="layout" svg:x1="6.799cm" svg:y1="13.688cm" svg:x2="13.199cm" svg:y2="13.688cm">
          <text:p/>
        </draw:line>
        <draw:custom-shape draw:style-name="gr1" draw:text-style-name="P1" xml:id="id2" draw:id="id2" draw:layer="layout" svg:width="3.6cm" svg:height="2cm" svg:x="0.899cm" svg:y="16.488cm">
          <text:p text:style-name="P1">3</text:p>
          <text:p text:style-name="P1">ksoftirq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3.201cm" svg:y1="14.188cm" svg:x2="0.899cm" svg:y2="17.488cm" draw:start-shape="id1" draw:end-shape="id2" draw:end-glue-point="3" svg:d="m3201 14188h-2803v3300h501" svg:viewBox="0 0 2804 3301">
          <text:p/>
        </draw:connector>
        <draw:custom-shape draw:style-name="gr1" draw:text-style-name="P1" xml:id="id3" draw:id="id3" draw:layer="layout" svg:width="3.6cm" svg:height="2cm" svg:x="5.953cm" svg:y="16.58cm">
          <text:p text:style-name="P1">6</text:p>
          <text:p text:style-name="P1">migr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199cm" svg:y1="17.488cm" svg:x2="5.999cm" svg:y2="17.488cm">
          <text:p/>
        </draw:line>
        <draw:connector draw:style-name="gr4" draw:text-style-name="P1" draw:layer="layout" svg:x1="9.553cm" svg:y1="17.58cm" svg:x2="6.801cm" svg:y2="14.188cm" draw:start-shape="id3" draw:start-glue-point="1" draw:end-shape="id1" draw:end-glue-point="1" svg:d="m9553 17580h501v-3392h-3253" svg:viewBox="0 0 3254 3393">
          <text:p/>
        </draw:connector>
        <draw:line draw:style-name="gr4" draw:text-style-name="P1" draw:layer="layout" svg:x1="5.999cm" svg:y1="2.788cm" svg:x2="9.299cm" svg:y2="2.788cm">
          <text:p/>
        </draw:line>
        <draw:frame draw:style-name="gr3" draw:layer="layout" svg:width="3.1cm" svg:height="0.988cm" svg:x="2.399cm" svg:y="2.4cm">
          <draw:text-box>
            <text:p>父子关系</text:p>
          </draw:text-box>
        </draw:frame>
        <draw:custom-shape draw:style-name="gr1" draw:text-style-name="P1" xml:id="id5" draw:id="id5" draw:layer="layout" svg:width="3.6cm" svg:height="2cm" svg:x="11.499cm" svg:y="16.588cm">
          <text:p text:style-name="P1">826</text:p>
          <text:p text:style-name="P1">rsyslog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line-skew="-0.398cm" svg:x1="13.099cm" svg:y1="14.088cm" svg:x2="11.499cm" svg:y2="17.588cm" draw:start-shape="id4" draw:start-glue-point="3" draw:end-shape="id5" draw:end-glue-point="3" svg:d="m13099 14088h-2499v3500h899" svg:viewBox="0 0 2500 3501">
          <text:p/>
        </draw:connector>
        <draw:connector draw:style-name="gr4" draw:text-style-name="P1" draw:layer="layout" draw:line-skew="1.6cm" svg:x1="15.099cm" svg:y1="17.588cm" svg:x2="16.699cm" svg:y2="14.088cm" draw:start-shape="id5" draw:start-glue-point="1" draw:end-shape="id4" draw:end-glue-point="1" svg:d="m15099 17588h3701v-3500h-2101" svg:viewBox="0 0 3702 3501">
          <text:p/>
        </draw:connector>
        <draw:line draw:style-name="gr5" draw:text-style-name="P1" draw:layer="layout" svg:x1="22.699cm" svg:y1="21.288cm" svg:x2="13.399cm" svg:y2="18.688cm">
          <text:p/>
        </draw:line>
        <draw:line draw:style-name="gr5" draw:text-style-name="P1" draw:layer="layout" svg:x1="17.799cm" svg:y1="21.488cm" svg:x2="12.799cm" svg:y2="18.688cm">
          <text:p/>
        </draw:line>
        <draw:line draw:style-name="gr5" draw:text-style-name="P1" draw:layer="layout" svg:x1="5.998cm" svg:y1="5.038cm" svg:x2="9.298cm" svg:y2="5.038cm">
          <text:p/>
        </draw:line>
        <draw:frame draw:style-name="gr3" draw:layer="layout" svg:width="4.1cm" svg:height="0.988cm" svg:x="2.499cm" svg:y="4.6cm">
          <draw:text-box>
            <text:p>线程组关系</text:p>
          </draw:text-box>
        </draw:frame>
        <draw:custom-shape draw:style-name="gr6" draw:text-style-name="P1" draw:layer="layout" svg:width="29.5cm" svg:height="26.2cm" svg:x="-1.4cm" svg:y="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6cm" svg:height="2cm" svg:x="15.301cm" svg:y="25.4cm">
          <text:p text:style-name="P1">watquen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6cm" svg:height="2cm" svg:x="20.6cm" svg:y="25.306cm">
          <text:p text:style-name="P1">watquen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6cm" svg:height="2cm" svg:x="9.9cm" svg:y="25.4cm">
          <text:p text:style-name="P1">watihea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3.5cm" svg:y1="26.2cm" svg:x2="15.4cm" svg:y2="26.1cm">
          <text:p/>
        </draw:line>
        <draw:line draw:style-name="gr4" draw:text-style-name="P1" draw:layer="layout" svg:x1="18.799cm" svg:y1="26.173cm" svg:x2="20.699cm" svg:y2="26.073cm">
          <text:p/>
        </draw:line>
        <draw:custom-shape draw:style-name="gr8" draw:text-style-name="P1" draw:layer="layout" svg:width="3.6cm" svg:height="1cm" svg:x="14.898cm" svg:y="6.1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3.1cm" svg:height="0.988cm" svg:x="11.299cm" svg:y="6.2cm">
          <draw:text-box>
            <text:p>等待队列</text:p>
          </draw:text-box>
        </draw:frame>
        <draw:line draw:style-name="gr9" draw:text-style-name="P1" draw:layer="layout" svg:x1="5.997cm" svg:y1="6.988cm" svg:x2="9.297cm" svg:y2="6.988cm">
          <text:p/>
        </draw:line>
        <draw:frame draw:style-name="gr3" draw:layer="layout" svg:width="3.101cm" svg:height="0.988cm" svg:x="2.599cm" svg:y="6.6cm">
          <draw:text-box>
            <text:p>等待关系</text:p>
          </draw:text-box>
        </draw:frame>
        <draw:line draw:style-name="gr9" draw:text-style-name="P1" draw:layer="layout" svg:x1="17cm" svg:y1="25.4cm" svg:x2="17.5cm" svg:y2="23.4cm">
          <text:p/>
        </draw:line>
        <draw:line draw:style-name="gr9" draw:text-style-name="P1" draw:layer="layout" svg:x1="22.7cm" svg:y1="25.3cm" svg:x2="22.5cm" svg:y2="23.3cm">
          <text:p/>
        </draw:line>
        <draw:custom-shape draw:style-name="gr2" draw:text-style-name="P1" draw:layer="layout" svg:width="4.387cm" svg:height="0.9cm" svg:x="14.613cm" svg:y="4.40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layer="layout" svg:width="2.501cm" svg:height="0.988cm" svg:x="11.3cm" svg:y="4.4cm">
          <draw:text-box>
            <text:p>线程</text:p>
          </draw:text-box>
        </draw:frame>
        <draw:line draw:style-name="gr4" draw:text-style-name="P1" draw:layer="layout" svg:x1="5.1cm" svg:y1="13.3cm" svg:x2="9.3cm" svg:y2="10.9cm">
          <text:p/>
        </draw:line>
        <draw:line draw:style-name="gr4" draw:text-style-name="P1" draw:layer="layout" svg:x1="14.8cm" svg:y1="13cm" svg:x2="9.6cm" svg:y2="10.9cm">
          <text:p/>
        </draw:line>
        <draw:line draw:style-name="gr4" draw:text-style-name="P1" draw:layer="layout" svg:x1="13.7cm" svg:y1="16.5cm" svg:x2="14.6cm" svg:y2="15.2cm">
          <text:p/>
        </draw:line>
        <draw:line draw:style-name="gr4" draw:text-style-name="P1" draw:layer="layout" svg:x1="17.9cm" svg:y1="21.5cm" svg:x2="14.8cm" svg:y2="15.2cm">
          <text:p/>
        </draw:line>
        <draw:line draw:style-name="gr4" draw:text-style-name="P1" draw:layer="layout" svg:x1="22.7cm" svg:y1="21.3cm" svg:x2="15.1cm" svg:y2="15cm">
          <text:p/>
        </draw:line>
        <draw:custom-shape draw:style-name="gr1" draw:text-style-name="P1" draw:layer="layout" svg:width="4.387cm" svg:height="1.9cm" svg:x="15.5cm" svg:y="21.5cm">
          <text:p text:style-name="P1">845</text:p>
          <text:p text:style-name="P1">rsyslog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387cm" svg:height="1.9cm" svg:x="20.4cm" svg:y="21.4cm">
          <text:p text:style-name="P1">887</text:p>
          <text:p text:style-name="P1">rsyslog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16.8cm" svg:height="8.1cm" svg:x="9.7cm" svg:y="16.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5.099cm" svg:y1="17.588cm" svg:x2="15.099cm" svg:y2="17.588cm" draw:start-shape="id5" draw:end-shape="id5" svg:d="m15099 17588" svg:viewBox="0 0 1 1">
          <text:p/>
        </draw:connector>
        <draw:line draw:style-name="gr11" draw:text-style-name="P1" draw:layer="layout" svg:x1="2.1cm" svg:y1="9.8cm" svg:x2="7.7cm" svg:y2="9.8cm">
          <text:p/>
        </draw:line>
        <draw:line draw:style-name="gr12" draw:text-style-name="P1" draw:layer="layout" svg:x1="11.299cm" svg:y1="9.699cm" svg:x2="17.8cm" svg:y2="9.7cm">
          <text:p/>
        </draw:line>
        <draw:line draw:style-name="gr11" draw:text-style-name="P1" draw:layer="layout" svg:x1="2.1cm" svg:y1="9.8cm" svg:x2="2.1cm" svg:y2="13.6cm">
          <text:p/>
        </draw:line>
        <draw:line draw:style-name="gr11" draw:text-style-name="P1" draw:layer="layout" svg:x1="17.8cm" svg:y1="9.7cm" svg:x2="17.8cm" svg:y2="13.6cm">
          <text:p/>
        </draw:line>
        <draw:line draw:style-name="gr13" draw:text-style-name="P1" draw:layer="layout" svg:x1="2.1cm" svg:y1="13.7cm" svg:x2="3.2cm" svg:y2="13.7cm">
          <text:p/>
        </draw:line>
        <draw:line draw:style-name="gr14" draw:text-style-name="P1" draw:layer="layout" svg:x1="16.653cm" svg:y1="13.598cm" svg:x2="17.753cm" svg:y2="13.598cm">
          <text:p/>
        </draw:line>
        <draw:connector draw:style-name="gr15" draw:text-style-name="P1" draw:layer="layout" draw:type="curve" svg:x1="13.299cm" svg:y1="16.588cm" svg:x2="11.499cm" svg:y2="17.588cm" draw:start-shape="id5" draw:end-shape="id5" draw:end-glue-point="3" svg:d="m13299 16588c0-751-1151-626-1789-189s-762 1189-11 1189" svg:viewBox="0 0 2318 1541">
          <text:p/>
        </draw:connector>
        <draw:line draw:style-name="gr4" draw:text-style-name="P1" draw:layer="layout" svg:x1="2.4cm" svg:y1="16.5cm" svg:x2="4.5cm" svg:y2="15.2cm">
          <text:p/>
        </draw:line>
        <draw:line draw:style-name="gr4" draw:text-style-name="P1" draw:layer="layout" svg:x1="7.7cm" svg:y1="16.5cm" svg:x2="5cm" svg:y2="15.2cm">
          <text:p/>
        </draw:line>
        <draw:line draw:style-name="gr16" draw:text-style-name="P1" draw:layer="layout" svg:x1="10.4cm" svg:y1="18.3cm" svg:x2="11.5cm" svg:y2="18.3cm">
          <text:p/>
        </draw:line>
        <draw:line draw:style-name="gr17" draw:text-style-name="P1" draw:layer="layout" svg:x1="15.099cm" svg:y1="18.299cm" svg:x2="25.9cm" svg:y2="18.3cm">
          <text:p/>
        </draw:line>
        <draw:line draw:style-name="gr16" draw:text-style-name="P1" draw:layer="layout" svg:x1="25.9cm" svg:y1="18.3cm" svg:x2="25.9cm" svg:y2="22.2cm">
          <text:p/>
        </draw:line>
        <draw:line draw:style-name="gr16" draw:text-style-name="P1" draw:layer="layout" svg:x1="10.399cm" svg:y1="18.299cm" svg:x2="10.399cm" svg:y2="22.199cm">
          <text:p/>
        </draw:line>
        <draw:line draw:style-name="gr18" draw:text-style-name="P1" draw:layer="layout" svg:x1="10.4cm" svg:y1="22.2cm" svg:x2="16.2cm" svg:y2="22.2cm">
          <text:p/>
        </draw:line>
        <draw:line draw:style-name="gr18" draw:text-style-name="P1" draw:layer="layout" svg:x1="19.3cm" svg:y1="22.4cm" svg:x2="21cm" svg:y2="22.4cm">
          <text:p/>
        </draw:line>
        <draw:line draw:style-name="gr16" draw:text-style-name="P1" draw:layer="layout" svg:x1="24.199cm" svg:y1="22.199cm" svg:x2="25.899cm" svg:y2="22.1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0" svg:stroke-color="#000000" draw:fill="none" draw:fill-gradient-name="Gradient_20_7" draw:fill-hatch-name="Hatching_20_46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1T11:26:32</meta:creation-date>
    <dc:date>2014-04-19T22:52:38</dc:date>
    <meta:editing-duration>PT6H42M43S</meta:editing-duration>
    <meta:editing-cycles>126</meta:editing-cycles>
    <meta:generator>LibreOffice/3.5$Linux_x86 LibreOffice_project/350m1$Build-2</meta:generator>
    <meta:document-statistic meta:object-count="59"/>
  </office:meta>
</office:document-meta>
</file>